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tdocimport.py" manifest:media-type=""/>
  <manifest:file-entry manifest:full-path="Scripts/python/pythonpath/pqdesignr2/__init__.py" manifest:media-type=""/>
  <manifest:file-entry manifest:full-path="Scripts/python/pythonpath/pqdesignr2/exceptiondialog2.py" manifest:media-type=""/>
  <manifest:file-entry manifest:full-path="Scripts/python/pythonpath/pqdesignr2/ichiran.py" manifest:media-type=""/>
  <manifest:file-entry manifest:full-path="Scripts/python/pythonpath/pqdesignr2/points.py" manifest:media-type=""/>
  <manifest:file-entry manifest:full-path="Scripts/python/pythonpath/pqdesignr2/staticdialog.py" manifest:media-type=""/>
  <manifest:file-entry manifest:full-path="Scripts/python/pythonpath/pqdesignr2/listeners.py" manifest:media-type=""/>
  <manifest:file-entry manifest:full-path="Scripts/python/pythonpath/pqdesignr2/datedialog.py" manifest:media-type=""/>
  <manifest:file-entry manifest:full-path="Scripts/python/pythonpath/pqdesignr2/commons.py" manifest:media-type=""/>
  <manifest:file-entry manifest:full-path="Scripts/python/pythonpath/pqdesignr2/transientdialog.py" manifest:media-type=""/>
  <manifest:file-entry manifest:full-path="Scripts/python/pythonpath/pqdesignr2/dialogcommons.py" manifest:media-type=""/>
  <manifest:file-entry manifest:full-path="Scripts/python/pythonpath/pqdesignr2/documenteven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72mm"/>
    </style:style>
    <style:style style:name="co4" style:family="table-column">
      <style:table-column-properties fo:break-before="auto" style:column-width="10.65mm"/>
    </style:style>
    <style:style style:name="co5" style:family="table-column">
      <style:table-column-properties fo:break-before="auto" style:column-width="10.42mm"/>
    </style:style>
    <style:style style:name="co6" style:family="table-column">
      <style:table-column-properties fo:break-before="auto" style:column-width="9.98mm"/>
    </style:style>
    <style:style style:name="co7" style:family="table-column">
      <style:table-column-properties fo:break-before="auto" style:column-width="8.4mm"/>
    </style:style>
    <style:style style:name="co8" style:family="table-column">
      <style:table-column-properties fo:break-before="auto" style:column-width="21.1mm"/>
    </style:style>
    <style:style style:name="co9" style:family="table-column">
      <style:table-column-properties fo:break-before="auto" style:column-width="6.81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28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38" style:family="table-cell" style:parent-style-name="Default">
      <style:table-cell-properties fo:border="none"/>
      <style:text-properties fo:color="#000000" style:font-name="ＭＳ Ｐゴシック" style:font-name-asian="ＭＳ Ｐゴシック"/>
    </style:style>
    <style:style style:name="ce5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" style:family="table-cell" style:parent-style-name="Default" style:data-style-name="N100">
      <style:table-cell-properties fo:border="none"/>
      <style:text-properties fo:color="#000000"/>
    </style:style>
    <style:style style:name="ce48" style:family="table-cell" style:parent-style-name="Default" style:data-style-name="N100">
      <style:table-cell-properties fo:border="none"/>
      <style:text-properties fo:color="#000000" style:font-name="ＭＳ Ｐゴシック" style:font-name-asian="ＭＳ Ｐゴシック"/>
    </style:style>
    <style:style style:name="ce8" style:family="table-cell" style:parent-style-name="Default" style:data-style-name="N100">
      <style:table-cell-properties fo:border="none"/>
      <style:text-properties fo:color="#000000" style:font-name="ＭＳ Ｐゴシック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51" style:family="table-cell" style:parent-style-name="Default" style:data-style-name="N10114">
      <style:table-cell-properties fo:border="none"/>
      <style:text-properties fo:color="#000000" style:font-name="ＭＳ Ｐゴシック" style:font-name-asian="ＭＳ Ｐゴシック"/>
    </style:style>
    <style:style style:name="ce52" style:family="table-cell" style:parent-style-name="Default" style:data-style-name="N10114">
      <style:table-cell-properties fo:border="none"/>
      <style:text-properties fo:color="#000000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13" style:family="table-cell" style:parent-style-name="Default" style:data-style-name="N10111">
      <style:table-cell-properties fo:border="none"/>
      <style:text-properties fo:color="#000000" style:font-name="ＭＳ Ｐゴシック" style:font-name-asian="ＭＳ Ｐゴシック"/>
    </style:style>
    <style:style style:name="ce6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70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71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72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73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75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76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74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79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80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78" style:family="table-cell" style:parent-style-name="Default">
      <style:table-cell-properties fo:border="none"/>
    </style:style>
    <style:style style:name="ce81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82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83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50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85" style:family="table-cell" style:parent-style-name="Default">
      <style:table-cell-properties fo:border-bottom="none" fo:background-color="#c0c0c0" fo:border-left="1.3pt dashed #9999ff" fo:border-right="1.3pt dashed #ff00ff" fo:border-top="none"/>
      <style:text-properties style:font-name="ＭＳ Ｐゴシック" style:font-name-asian="ＭＳ Ｐゴシック"/>
    </style:style>
    <style:style style:name="ce86" style:family="table-cell" style:parent-style-name="Default">
      <style:table-cell-properties fo:border-bottom="1.3pt dashed #ff00ff" fo:background-color="#c0c0c0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77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87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88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89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105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 table:print-ranges="一覧.A1:一覧.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2" table:number-columns-repeated="1021" table:default-cell-style-name="ce28"/>
        <table:table-row table:style-name="ro1">
          <table:table-cell/>
          <table:table-cell table:style-name="ce42" office:value-type="string" calcext:value-type="string">
            <text:p>済をﾘｾｯﾄ</text:p>
          </table:table-cell>
          <table:table-cell table:style-name="ce14" office:value-type="string" calcext:value-type="string">
            <text:p>全部位終了消去</text:p>
          </table:table-cell>
          <table:table-cell table:style-name="ce14" office:value-type="string" calcext:value-type="string">
            <text:p>印刷</text:p>
          </table:table-cell>
          <table:table-cell table:style-name="ce12" office:value-type="string" calcext:value-type="string">
            <text:p>月末印刷</text:p>
          </table:table-cell>
          <table:table-cell table:style-name="ce14" office:value-type="string" calcext:value-type="string">
            <text:p>過去月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済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19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3" office:value-type="string" calcext:value-type="string">
            <text:p>00000111</text:p>
          </table:table-cell>
          <table:table-cell table:style-name="ce38" office:value-type="string" calcext:value-type="string">
            <text:p>壱</text:p>
          </table:table-cell>
          <table:table-cell table:style-name="ce51" office:value-type="date" office:date-value="2018-08-27" calcext:value-type="date">
            <text:p>2018-8-27</text:p>
          </table:table-cell>
          <table:table-cell table:style-name="ce38" table:number-columns-repeated="1020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8" office:value-type="string" calcext:value-type="string">
            <text:p>00000222</text:p>
          </table:table-cell>
          <table:table-cell table:style-name="ce38" office:value-type="string" calcext:value-type="string">
            <text:p>似</text:p>
          </table:table-cell>
          <table:table-cell table:style-name="ce51" office:value-type="date" office:date-value="2018-07-03" calcext:value-type="date">
            <text:p>2018-7-3</text:p>
          </table:table-cell>
          <table:table-cell table:style-name="ce38" table:number-columns-repeated="1020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3" office:value-type="string" calcext:value-type="string">
            <text:p>00000555</text:p>
          </table:table-cell>
          <table:table-cell table:style-name="ce38" office:value-type="string" calcext:value-type="string">
            <text:p>五</text:p>
          </table:table-cell>
          <table:table-cell table:style-name="ce51" office:value-type="date" office:date-value="2018-09-11" calcext:value-type="date">
            <text:p>2018-9-11</text:p>
          </table:table-cell>
          <table:table-cell table:style-name="ce38" table:number-columns-repeated="1020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8" office:value-type="string" calcext:value-type="string">
            <text:p>00000777</text:p>
          </table:table-cell>
          <table:table-cell table:style-name="ce38" office:value-type="string" calcext:value-type="string">
            <text:p>七</text:p>
          </table:table-cell>
          <table:table-cell table:style-name="ce51" office:value-type="date" office:date-value="2018-08-20" calcext:value-type="date">
            <text:p>2018-8-20</text:p>
          </table:table-cell>
          <table:table-cell table:style-name="ce13"/>
          <table:table-cell table:style-name="ce38" table:number-columns-repeated="1019"/>
        </table:table-row>
        <table:table-row table:style-name="ro2">
          <table:table-cell table:style-name="ce5" office:value-type="string" calcext:value-type="string">
            <text:p>未</text:p>
          </table:table-cell>
          <table:table-cell table:style-name="ce5" office:value-type="string" calcext:value-type="string">
            <text:p>黒行</text:p>
          </table:table-cell>
          <table:table-cell table:style-name="ce5" table:number-columns-repeated="1022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8" office:value-type="string" calcext:value-type="string">
            <text:p>00000333</text:p>
          </table:table-cell>
          <table:table-cell table:style-name="ce38" office:value-type="string" calcext:value-type="string">
            <text:p>参</text:p>
          </table:table-cell>
          <table:table-cell table:style-name="ce52" office:value-type="date" office:date-value="2018-09-15" calcext:value-type="date">
            <text:p>2018-9-15</text:p>
          </table:table-cell>
          <table:table-cell table:style-name="ce38" table:number-columns-repeated="1020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8" office:value-type="string" calcext:value-type="string">
            <text:p>00000444</text:p>
          </table:table-cell>
          <table:table-cell table:style-name="ce38" office:value-type="string" calcext:value-type="string">
            <text:p>四</text:p>
          </table:table-cell>
          <table:table-cell table:style-name="ce52" office:value-type="date" office:date-value="2018-09-24" calcext:value-type="date">
            <text:p>2018-9-24</text:p>
          </table:table-cell>
          <table:table-cell table:style-name="ce38" table:number-columns-repeated="1020"/>
        </table:table-row>
        <table:table-row table:style-name="ro2">
          <table:table-cell table:style-name="ce38" office:value-type="string" calcext:value-type="string">
            <text:p>未</text:p>
          </table:table-cell>
          <table:table-cell table:style-name="ce43" office:value-type="string" calcext:value-type="string">
            <text:p>00000666</text:p>
          </table:table-cell>
          <table:table-cell table:style-name="ce38" office:value-type="string" calcext:value-type="string">
            <text:p>六</text:p>
          </table:table-cell>
          <table:table-cell table:style-name="ce51" office:value-type="date" office:date-value="2018-09-04" calcext:value-type="date">
            <text:p>2018-9-4</text:p>
          </table:table-cell>
          <table:table-cell table:style-name="ce38" table:number-columns-repeated="1020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333" table:style-name="ta1" table:print-ranges="'00000333'.A1:'00000333'.E32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333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参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5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444" table:style-name="ta1" table:print-ranges="'00000444'.A1:'00000444'.M32">
        <office:forms form:automatic-focus="false" form:apply-design-mode="false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number-columns-repeated="8" table:default-cell-style-name="ce28"/>
        <table:table-column table:style-name="co2" table:number-columns-repeated="939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444</text:p>
          </table:table-cell>
          <table:table-cell table:style-name="ce84" office:value-type="string" calcext:value-type="string" table:number-columns-spanned="8" table:number-rows-spanned="1">
            <text:p>左腰椎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四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table:style-name="ce50"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70" table:number-columns-repeated="3"/>
          <table:table-cell table:style-name="ce72"/>
          <table:table-cell table:style-name="ce75" office:value-type="date" office:date-value="2018-09-01" calcext:value-type="date">
            <text:p>2018-9-01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2" calcext:value-type="date">
            <text:p>2018-9-02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3" calcext:value-type="date">
            <text:p>2018-9-03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4" calcext:value-type="date">
            <text:p>2018-9-04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5" calcext:value-type="date">
            <text:p>2018-9-05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81" table:number-columns-repeated="3"/>
          <table:table-cell table:style-name="ce82"/>
          <table:table-cell table:style-name="ce83" office:value-type="date" office:date-value="2018-09-06" calcext:value-type="date">
            <text:p>2018-9-06</text:p>
          </table:table-cell>
          <table:table-cell table:style-name="ce81" table:number-columns-repeated="4"/>
          <table:table-cell table:style-name="ce86"/>
          <table:table-cell table:style-name="ce8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7" calcext:value-type="date">
            <text:p>2018-9-07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08" calcext:value-type="date">
            <text:p>2018-9-08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9" calcext:value-type="date">
            <text:p>2018-9-09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0" calcext:value-type="date">
            <text:p>2018-9-10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1" calcext:value-type="date">
            <text:p>2018-9-11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2" calcext:value-type="date">
            <text:p>2018-9-12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3" calcext:value-type="date">
            <text:p>2018-9-13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4" calcext:value-type="date">
            <text:p>2018-9-14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15" calcext:value-type="date">
            <text:p>2018-9-15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16" calcext:value-type="date">
            <text:p>2018-9-16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17" calcext:value-type="date">
            <text:p>2018-9-17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8" calcext:value-type="date">
            <text:p>2018-9-18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9" calcext:value-type="date">
            <text:p>2018-9-19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0" calcext:value-type="date">
            <text:p>2018-9-20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1" calcext:value-type="date">
            <text:p>2018-9-21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2" calcext:value-type="date">
            <text:p>2018-9-22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23" calcext:value-type="date">
            <text:p>2018-9-23</text:p>
          </table:table-cell>
          <table:table-cell table:style-name="ce71" table:number-columns-repeated="4"/>
          <table:table-cell table:style-name="ce85"/>
          <table:table-cell table:style-name="ce71" table:number-columns-repeated="3"/>
          <table:table-cell table:number-columns-repeated="1011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24" calcext:value-type="date">
            <text:p>2018-9-24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5" calcext:value-type="date">
            <text:p>2018-9-25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6" calcext:value-type="date">
            <text:p>2018-9-26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7" calcext:value-type="date">
            <text:p>2018-9-27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8" calcext:value-type="date">
            <text:p>2018-9-28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9" calcext:value-type="date">
            <text:p>2018-9-29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30" calcext:value-type="date">
            <text:p>2018-9-30</text:p>
          </table:table-cell>
          <table:table-cell table:number-columns-repeated="4"/>
          <table:table-cell table:style-name="ce50"/>
          <table:table-cell table:number-columns-repeated="1014"/>
        </table:table-row>
        <table:table-row table:style-name="ro2">
          <table:table-cell table:style-name="ce70" table:number-columns-repeated="3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666" table:style-name="ta1" table:print-ranges="'00000666'.A1:'00000666'.E32">
        <office:forms form:automatic-focus="false" form:apply-design-mode="false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666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六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5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111" table:style-name="ta1" table:print-ranges="'00000111'.A1:'00000111'.E33">
        <office:forms form:automatic-focus="false" form:apply-design-mode="false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111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壱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4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7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222" table:style-name="ta1" table:print-ranges="'00000222'.A1:'00000222'.E33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73" office:value-type="string" calcext:value-type="string">
            <text:p>00000222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似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6" office:value-type="date" office:date-value="2018-07-01" calcext:value-type="date">
            <text:p>2018-7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2" calcext:value-type="date">
            <text:p>2018-7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3" calcext:value-type="date">
            <text:p>2018-7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4" calcext:value-type="date">
            <text:p>2018-7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5" calcext:value-type="date">
            <text:p>2018-7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6" calcext:value-type="date">
            <text:p>2018-7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7-07" calcext:value-type="date">
            <text:p>2018-7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7-08" calcext:value-type="date">
            <text:p>2018-7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09" calcext:value-type="date">
            <text:p>2018-7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0" calcext:value-type="date">
            <text:p>2018-7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1" calcext:value-type="date">
            <text:p>2018-7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2" calcext:value-type="date">
            <text:p>2018-7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3" calcext:value-type="date">
            <text:p>2018-7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7-14" calcext:value-type="date">
            <text:p>2018-7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7-15" calcext:value-type="date">
            <text:p>2018-7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7-16" calcext:value-type="date">
            <text:p>2018-7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7" calcext:value-type="date">
            <text:p>2018-7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8" calcext:value-type="date">
            <text:p>2018-7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19" calcext:value-type="date">
            <text:p>2018-7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0" calcext:value-type="date">
            <text:p>2018-7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7-21" calcext:value-type="date">
            <text:p>2018-7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7-22" calcext:value-type="date">
            <text:p>2018-7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3" calcext:value-type="date">
            <text:p>2018-7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4" calcext:value-type="date">
            <text:p>2018-7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5" calcext:value-type="date">
            <text:p>2018-7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6" calcext:value-type="date">
            <text:p>2018-7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27" calcext:value-type="date">
            <text:p>2018-7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7-28" calcext:value-type="date">
            <text:p>2018-7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7-29" calcext:value-type="date">
            <text:p>2018-7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30" calcext:value-type="date">
            <text:p>2018-7-3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7-31" calcext:value-type="date">
            <text:p>2018-7-3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555" table:style-name="ta1" table:print-ranges="'00000555'.A1:'00000555'.E32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55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五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5" office:value-type="date" office:date-value="2018-09-01" calcext:value-type="date">
            <text:p>2018-9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2" calcext:value-type="date">
            <text:p>2018-9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3" calcext:value-type="date">
            <text:p>2018-9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4" calcext:value-type="date">
            <text:p>2018-9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5" calcext:value-type="date">
            <text:p>2018-9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6" calcext:value-type="date">
            <text:p>2018-9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07" calcext:value-type="date">
            <text:p>2018-9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08" calcext:value-type="date">
            <text:p>2018-9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09" calcext:value-type="date">
            <text:p>2018-9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0" calcext:value-type="date">
            <text:p>2018-9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1" calcext:value-type="date">
            <text:p>2018-9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2" calcext:value-type="date">
            <text:p>2018-9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3" calcext:value-type="date">
            <text:p>2018-9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4" calcext:value-type="date">
            <text:p>2018-9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15" calcext:value-type="date">
            <text:p>2018-9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16" calcext:value-type="date">
            <text:p>2018-9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17" calcext:value-type="date">
            <text:p>2018-9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8" calcext:value-type="date">
            <text:p>2018-9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19" calcext:value-type="date">
            <text:p>2018-9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0" calcext:value-type="date">
            <text:p>2018-9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1" calcext:value-type="date">
            <text:p>2018-9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2" calcext:value-type="date">
            <text:p>2018-9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23" calcext:value-type="date">
            <text:p>2018-9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9" office:value-type="date" office:date-value="2018-09-24" calcext:value-type="date">
            <text:p>2018-9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5" calcext:value-type="date">
            <text:p>2018-9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6" calcext:value-type="date">
            <text:p>2018-9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7" calcext:value-type="date">
            <text:p>2018-9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9-28" calcext:value-type="date">
            <text:p>2018-9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9-29" calcext:value-type="date">
            <text:p>2018-9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9-30" calcext:value-type="date">
            <text:p>2018-9-30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777" table:style-name="ta1" table:print-ranges="'00000777'.A1:'00000777'.E33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table:number-columns-spanned="2" table:number-rows-spanned="1"/>
          <table:covered-table-cell/>
          <table:table-cell table:style-name="ce68" table:number-columns-spanned="2" table:number-rows-spanned="1"/>
          <table:covered-table-cell/>
          <table:table-cell table:style-name="ce73" office:value-type="string" calcext:value-type="string">
            <text:p>00000777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七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style-name="ce72"/>
          <table:table-cell table:style-name="ce74" office:value-type="date" office:date-value="2018-08-01" calcext:value-type="date">
            <text:p>2018-8-0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2" calcext:value-type="date">
            <text:p>2018-8-0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3" calcext:value-type="date">
            <text:p>2018-8-0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04" calcext:value-type="date">
            <text:p>2018-8-0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05" calcext:value-type="date">
            <text:p>2018-8-0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6" calcext:value-type="date">
            <text:p>2018-8-0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7" calcext:value-type="date">
            <text:p>2018-8-0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8" calcext:value-type="date">
            <text:p>2018-8-0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09" calcext:value-type="date">
            <text:p>2018-8-0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0" calcext:value-type="date">
            <text:p>2018-8-1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7" office:value-type="date" office:date-value="2018-08-11" calcext:value-type="date">
            <text:p>2018-8-1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12" calcext:value-type="date">
            <text:p>2018-8-1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3" calcext:value-type="date">
            <text:p>2018-8-1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4" calcext:value-type="date">
            <text:p>2018-8-1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5" calcext:value-type="date">
            <text:p>2018-8-1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6" calcext:value-type="date">
            <text:p>2018-8-1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17" calcext:value-type="date">
            <text:p>2018-8-1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18" calcext:value-type="date">
            <text:p>2018-8-1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19" calcext:value-type="date">
            <text:p>2018-8-1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0" calcext:value-type="date">
            <text:p>2018-8-2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1" calcext:value-type="date">
            <text:p>2018-8-21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2" calcext:value-type="date">
            <text:p>2018-8-22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3" calcext:value-type="date">
            <text:p>2018-8-23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4" calcext:value-type="date">
            <text:p>2018-8-24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5" office:value-type="date" office:date-value="2018-08-25" calcext:value-type="date">
            <text:p>2018-8-25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6" office:value-type="date" office:date-value="2018-08-26" calcext:value-type="date">
            <text:p>2018-8-26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7" calcext:value-type="date">
            <text:p>2018-8-27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8" calcext:value-type="date">
            <text:p>2018-8-28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29" calcext:value-type="date">
            <text:p>2018-8-29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30" calcext:value-type="date">
            <text:p>2018-8-30</text:p>
          </table:table-cell>
          <table:table-cell table:number-columns-repeated="1019"/>
        </table:table-row>
        <table:table-row table:style-name="ro2">
          <table:table-cell table:style-name="ce71" table:number-columns-repeated="3"/>
          <table:table-cell table:style-name="ce72"/>
          <table:table-cell table:style-name="ce74" office:value-type="date" office:date-value="2018-08-31" calcext:value-type="date">
            <text:p>2018-8-31</text:p>
          </table:table-cell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 table:print-ranges="'00000000'.A1:'00000000'.A1"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2" table:number-columns-repeated="947" table:default-cell-style-name="ce28"/>
        <table:table-column table:style-name="co2" table:number-columns-repeated="72" table:default-cell-style-name="ce78"/>
        <table:table-row table:style-name="ro2">
          <table:table-cell table:style-name="ce68" office:value-type="string" calcext:value-type="string" table:number-columns-spanned="2" table:number-rows-spanned="1">
            <text:p>一覧へ</text:p>
          </table:table-cell>
          <table:covered-table-cell/>
          <table:table-cell table:style-name="ce68" office:value-type="string" calcext:value-type="string" table:number-columns-spanned="2" table:number-rows-spanned="1">
            <text:p>月更新</text:p>
          </table:table-cell>
          <table:covered-table-cell/>
          <table:table-cell table:style-name="ce73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87"/>
          <table:table-cell table:style-name="ce89" table:number-columns-repeated="2"/>
          <table:table-cell table:style-name="ce82"/>
          <table:table-cell table:style-name="ce105"/>
          <table:table-cell table:number-columns-repeated="1019"/>
        </table:table-row>
        <table:table-row table:style-name="ro2" table:number-rows-repeated="30">
          <table:table-cell table:style-name="ce88"/>
          <table:table-cell table:style-name="ce70" table:number-columns-repeated="2"/>
          <table:table-cell table:style-name="ce72"/>
          <table:table-cell table:style-name="ce80"/>
          <table:table-cell table:number-columns-repeated="1019"/>
        </table:table-row>
        <table:table-row table:style-name="ro2">
          <table:table-cell table:style-name="ce70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 table:print-ranges="___config___.A1:___config___.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heckBox2sate": 1, "Width": 201, "CloseCheck": true, "Height": 97, "OptionCheck": false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Height": 81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CheckBox2sate": 1, "Width": 113, "CloseCheck": true, "Height": 81, "OptionCheck": false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10, "CloseCheck": true, "CheckBox1sate": 0, "OptionCheck": false, "Width": 195, "CheckBox2sate": 1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1sate": 0, "CheckBox2sate": 1, "Width": 256, "CloseCheck": true, "Height": 120, "OptionCheck": fals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CheckBox2sate": 1, "Width": 240, "CloseCheck": true, "Height": 93, "OptionCheck": false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CheckBox1sate": 0, "OptionCheck": false, "CloseCheck": true, "Width": 104, "CheckBox2sate": 1, "Height": 75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1sate": 0, "CheckBox2sate": 1, "Width": 347, "CloseCheck": true, "Height": 83, "OptionCheck": fals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1">0000/00/00</text:date>, <text:time style:data-style-name="N2" text:time-value="16:07:46.00845022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10-01T16:25:32.136157417</dc:date>
    <meta:editing-duration>P2DT2H49M47S</meta:editing-duration>
    <meta:editing-cycles>549</meta:editing-cycles>
    <meta:generator>LibreOffice/5.4.1.2$Linux_x86 LibreOffice_project/ea7cb86e6eeb2bf3a5af73a8f7777ac570321527</meta:generator>
    <meta:print-date>2018-10-01T16:14:08.146589664</meta:print-date>
    <meta:document-statistic meta:table-count="10" meta:cell-count="360" meta:object-count="0"/>
  </office:meta>
</office:document-meta>
</file>